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5e26"/>
    </style:style>
    <style:style style:name="P2" style:family="paragraph" style:parent-style-name="Standard">
      <style:text-properties officeooo:rsid="0013c821" officeooo:paragraph-rsid="0013c821"/>
    </style:style>
    <style:style style:name="P3" style:family="paragraph" style:parent-style-name="Text_20_body">
      <style:text-properties officeooo:paragraph-rsid="0013c821"/>
    </style:style>
    <style:style style:name="P4" style:family="paragraph" style:parent-style-name="Text_20_body">
      <style:text-properties officeooo:paragraph-rsid="0015804c"/>
    </style:style>
    <style:style style:name="T1" style:family="text">
      <style:text-properties officeooo:rsid="00135e26"/>
    </style:style>
    <style:style style:name="T2" style:family="text">
      <style:text-properties fo:font-variant="normal" fo:text-transform="none" fo:color="#2b3a42" style:font-name="Source Sans Pro" fo:font-size="12pt" fo:letter-spacing="normal" fo:font-style="normal" fo:font-weight="normal"/>
    </style:style>
    <style:style style:name="T3" style:family="text">
      <style:text-properties fo:font-variant="normal" fo:text-transform="none" fo:color="#2b3a42" style:font-name="Source Code Pro" fo:font-size="10.5pt" fo:letter-spacing="normal" fo:font-style="normal" fo:font-weight="normal" loext:padding="0cm" loext:border="none"/>
    </style:style>
    <style:style style:name="T4" style:family="text">
      <style:text-properties officeooo:rsid="0013c821"/>
    </style:style>
    <style:style style:name="T5" style:family="text">
      <style:text-properties officeooo:rsid="0015804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et jQuery to run in global context</text:p>
      <text:p text:style-name="P2"/>
      <text:p text:style-name="P1"><text:span text:style-name="T1">ProvidePlugin - </text:span><text:span text:style-name="T2">Automatically load modules instead of having to </text:span><text:span text:style-name="Source_20_Text"><text:span text:style-name="T3">import</text:span></text:span><text:span text:style-name="T2"> or </text:span><text:span text:style-name="Source_20_Text"><text:span text:style-name="T3">require</text:span></text:span><text:span text:style-name="T2"> them everywhere.</text:span></text:p>
      <text:p text:style-name="P3"><text:span text:style-name="T1">→ Solution for jQuery is not in global scope.</text:span></text:p>
      <text:p text:style-name="P4"><text:span text:style-name="T4">Script-loader also can be used</text:span></text:p>
      <text:p text:style-name="P4">-----------------------------------------------------------------------------------------</text:p>
      <text:p text:style-name="P4"><text:span text:style-name="T5">html-loader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urce Code Pro" svg:font-family="'Source Code Pro', Consolas, 'Liberation Mono', Menlo, Courier, monospace"/>
    <style:font-face style:name="Source Sans Pro" svg:font-family="'Source Sans Pro', apple-system, BlinkMacSystemFont, 'Segoe UI'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30T21:19:50.255034347</meta:creation-date>
    <meta:generator>LibreOffice/6.4.6.2$Linux_X86_64 LibreOffice_project/40$Build-2</meta:generator>
    <dc:date>2020-11-30T22:05:29.128169608</dc:date>
    <meta:editing-duration>PT25M10S</meta:editing-duration>
    <meta:editing-cycles>2</meta:editing-cycles>
    <meta:document-statistic meta:table-count="0" meta:image-count="0" meta:object-count="0" meta:page-count="1" meta:paragraph-count="6" meta:word-count="37" meta:character-count="309" meta:non-whitespace-character-count="277"/>
  </office:meta>
</office:document-meta>
</file>